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fo:color="#000000" loext:opacity="100%" style:font-name="arial" fo:language="es" fo:country="ES" officeooo:paragraph-rsid="00164c76"/>
    </style:style>
    <style:style style:name="P2" style:family="paragraph" style:parent-style-name="Standard">
      <style:text-properties fo:color="#000000" loext:opacity="100%" style:font-name="arial" fo:language="es" fo:country="ES"/>
    </style:style>
    <style:style style:name="P3" style:family="paragraph" style:parent-style-name="Standard">
      <style:text-properties fo:color="#000000" loext:opacity="100%" style:font-name="arial" fo:language="es" fo:country="ES" officeooo:rsid="00157258" officeooo:paragraph-rsid="00157258"/>
    </style:style>
    <style:style style:name="P4" style:family="paragraph" style:parent-style-name="Standard">
      <style:text-properties fo:color="#000000" loext:opacity="100%" style:font-name="arial" fo:language="es" fo:country="ES" officeooo:rsid="00164c76" officeooo:paragraph-rsid="00164c76"/>
    </style:style>
    <style:style style:name="P5" style:family="paragraph" style:parent-style-name="Standard">
      <style:text-properties style:font-name="arial" fo:language="es" fo:country="ES"/>
    </style:style>
    <style:style style:name="P6" style:family="paragraph" style:parent-style-name="Standard">
      <style:text-properties style:font-name="arial" fo:language="es" fo:country="ES" officeooo:rsid="00164c76" officeooo:paragraph-rsid="00164c76"/>
    </style:style>
    <style:style style:name="P7" style:family="paragraph" style:parent-style-name="Standard">
      <style:text-properties style:font-name="arial" fo:language="es" fo:country="ES" officeooo:rsid="0019df1c" officeooo:paragraph-rsid="0019df1c"/>
    </style:style>
    <style:style style:name="T1" style:family="text">
      <style:text-properties officeooo:rsid="00164c76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7c54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1">IP dinámica es una dirección IP que cambia periódicamente en una red, asignada automáticamente por un servidor DHCP.</text:p>
      <text:p text:style-name="P2"/>
      <text:p text:style-name="P1">2.</text:p>
      <text:p text:style-name="P1">Las direcciones IP públicas son necesarias para la conectividad a Internet, mientras que las direcciones IP privadas son utilizadas para la comunicación interna en redes locales.</text:p>
      <text:p text:style-name="P2"/>
      <text:p text:style-name="P3">3.</text:p>
      <text:p text:style-name="P3">Clase A: <text:s/>1.0.0.0 / 126.255.255.255.</text:p>
      <text:p text:style-name="P3">Clase B: 128.0.0.0 / 191.255.255.255.</text:p>
      <text:p text:style-name="P3">Clase C: 192.0.0.0 / 223.255.255.255.</text:p>
      <text:p text:style-name="P3">Clase D: 224.0.0.0 / 239.255.255.255 (utilizado para multicast).</text:p>
      <text:p text:style-name="P3">Clase E: 240.0.0.0 / 255.255.255.255 (reservado para usos especiales).</text:p>
      <text:p text:style-name="P3"/>
      <text:p text:style-name="P4">4.</text:p>
      <text:p text:style-name="P4">Los 2 primeros octetos <text:span text:style-name="T2">11111111</text:span><text:span text:style-name="T3">.</text:span><text:span text:style-name="T2">11111111</text:span>.11111111.11111111</text:p>
      <text:p text:style-name="P4"/>
      <text:p text:style-name="P4">5.</text:p>
      <text:p text:style-name="P5"><text:span text:style-name="T1">N</text:span>ingún dispositivo debe tener la misma dirección MAC en una <text:span text:style-name="T1">red.</text:span></text:p>
      <text:p text:style-name="P5"/>
      <text:p text:style-name="P6">6.</text:p>
      <text:p text:style-name="P6">DHCP</text:p>
      <text:p text:style-name="P6"/>
      <text:p text:style-name="P6">7.</text:p>
      <text:p text:style-name="P6">No.</text:p>
      <text:p text:style-name="P6"/>
      <text:p text:style-name="P6">8.</text:p>
      <text:p text:style-name="P6">Si.</text:p>
      <text:p text:style-name="P6"/>
      <text:p text:style-name="P6">9.</text:p>
      <text:p text:style-name="P6">Si.</text:p>
      <text:p text:style-name="P6"/>
      <text:p text:style-name="P6">10.</text:p>
      <text:p text:style-name="P7">Tienes que hacer que el dns cuando quiera resolver x web te dirija a tu propia ip</text:p>
      <text:p text:style-name="P6"/>
      <text:p text:style-name="P6"/>
      <text:p text:style-name="P6">11.</text:p>
      <text:p text:style-name="P6"><text:tab/>a.</text:p>
      <text:p text:style-name="P6"><text:tab/>Dirección IP Estática: Se configura manualmente y no cambia automáticamente. </text:p>
      <text:p text:style-name="P6"/>
      <text:p text:style-name="P6"><text:tab/>Dirección IP Dinámica: Se asigna automáticamente por un servidor y puede <text:tab/>cambiar ocasionalmente.</text:p>
      <text:p text:style-name="P6"/>
      <text:p text:style-name="P6"><text:tab/>Publica: 85.136.83.249</text:p>
      <text:p text:style-name="P6"><text:tab/>Privada: 192.168.1.1</text:p>
      <text:p text:style-name="P6"/>
      <text:p text:style-name="P6"><text:tab/><text:span text:style-name="T4">b.</text:span></text:p>
      <text:p text:style-name="P6"><text:tab/>Puerta de Enlace (Gateway): 192.168.1.1</text:p>
      <text:p text:style-name="P6"><text:tab/>Máscara de Red: 255.255.255.0</text:p>
      <text:p text:style-name="P6"><text:tab/>Equipo 1: 192.168.1.2</text:p>
      <text:p text:style-name="P6"><text:tab/>Equipo 2: 192.168.1.3</text:p>
      <text:p text:style-name="P6"><text:soft-page-break/><text:tab/>Equipo 3: 192.168.1.4</text:p>
      <text:p text:style-name="P6"><text:tab/>Equipo 4: 192.168.1.5</text:p>
      <text:p text:style-name="P6"><text:tab/>Equipo 5: 192.168.1.6</text:p>
      <text:p text:style-name="P6"/>
      <text:p text:style-name="P7">12.</text:p>
      <text:p text:style-name="P7">Red 172.22.0.0/16: Puedes tener hasta 65,536 equipos.</text:p>
      <text:p text:style-name="P7">Red 172.8.0.0/24: Puedes tener hasta 256 equipos.</text:p>
      <text:p text:style-name="P6"><text:tab/><text:tab/></text:p>
      <text:p text:style-name="P7">13.</text:p>
      <text:p text:style-name="P7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4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8P0"/>
    </number:currency-style>
    <number:number-style style:name="N120P0" style:volatile="true">
      <number:number number:decimal-places="0" number:min-decimal-places="0" number:min-integer-digits="1" number:grouping="true"/>
      <number:text> </number:text>
    </number:number-style>
    <number:number-style style:name="N1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4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6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6P0"/>
    </number:currency-style>
    <number:date-style style:name="N12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 number:calendar="jewish"/>
      <number:text> </number:text>
      <number:month number:calendar="jewish" number:style="long" number:textual="true"/>
    </number:date-style>
    <number:date-style style:name="N134">
      <number:month number:calendar="jewish" number:style="long" number:textual="true"/>
      <number:text> </number:text>
      <number:day number:calendar="jewish"/>
    </number:date-style>
    <number:date-style style:name="N135">
      <number:month number:calendar="jewish" number:style="long" number:textual="true"/>
      <number:text> </number:text>
      <number:year number:calendar="jewish" number:style="long"/>
    </number:date-style>
    <number:date-style style:name="N136">
      <number:month number:calendar="jewish" number:style="long" number:textual="true"/>
    </number:date-style>
    <number:number-style style:name="N10111" number:language="es" number:country="ES" loext:transliteration-spellout="title cardinal" number:transliteration-language="es" number:transliteration-country="ES">
      <number:number number:decimal-places="0" number:min-decimal-places="0" number:min-integer-digits="1"/>
    </number:number-style>
    <number:number-style style:name="N10112" number:language="es" number:country="ES" loext:transliteration-spellout="title USD" number:transliteration-language="es" number:transliteration-country="ES">
      <number:number number:decimal-places="0" number:min-decimal-places="0" number:min-integer-digits="1"/>
    </number:number-style>
    <number:number-style style:name="N10113" number:language="es" number:country="ES" loext:transliteration-spellout="title USD" number:transliteration-language="es" number:transliteration-country="ES">
      <number:number number:decimal-places="2" number:min-decimal-places="2" number:min-integer-digits="1"/>
    </number:number-style>
    <number:number-style style:name="N10114" number:language="es" number:country="ES" loext:transliteration-spellout="upper USD" number:transliteration-language="es" number:transliteration-country="ES">
      <number:number number:decimal-places="0" number:min-decimal-places="0" number:min-integer-digits="1"/>
    </number:number-style>
    <number:number-style style:name="N10115" number:language="es" number:country="ES" loext:transliteration-spellout="upper USD" number:transliteration-language="es" number:transliteration-country="ES">
      <number:number number:decimal-places="2" number:min-decimal-places="2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8:13:15.213907578</meta:creation-date>
    <meta:generator>LibreOffice/7.5.6.2$Linux_X86_64 LibreOffice_project/50$Build-2</meta:generator>
    <dc:date>2023-09-27T12:30:13.216980390</dc:date>
    <meta:editing-duration>PT1H35M32S</meta:editing-duration>
    <meta:editing-cycles>5</meta:editing-cycles>
    <meta:document-statistic meta:table-count="0" meta:image-count="0" meta:object-count="0" meta:page-count="2" meta:paragraph-count="43" meta:word-count="193" meta:character-count="1294" meta:non-whitespace-character-count="1125"/>
  </office:meta>
</office:document-meta>
</file>